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4c5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4c5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4c5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4c5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4c5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4c5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4c5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4c5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4c5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4c5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4c5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4c5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4c5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4c5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4c5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4c5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4c5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nmanuel Valentin Flores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1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267281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eordana Isabel  Hernàndez Gutièr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4245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2.6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84" meta:non-whitespace-character-count="1015"/>
    <meta:template xlink:type="simple" xlink:actuate="onRequest" xlink:title="Normal" xlink:href=""/>
  </office:meta>
</office:document-meta>
</file>